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HandleRealMethod.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egacyVersion.Legacy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HandleProxy.MethodHandl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HandleRealMethod.MethodHandleRealMethod( MethodHandle handl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HandleRealMethod.isInvo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HandleProxy.resolve( Object proxy , Method method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egacyVersion.resolve( Object proxy , Method method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